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Noto Mono" svg:font-family="'Noto Mono'" style:font-pitch="fixed"/>
    <style:font-face style:name="DejaVu Sans" svg:font-family="'DejaVu Sans'" style:font-pitch="variable"/>
    <style:font-face style:name="Piboto" svg:font-family="Pi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style:font-size-asian="12pt" style:font-size-complex="12pt"/>
    </style:style>
    <style:style style:name="P2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3" style:family="paragraph" style:parent-style-name="Standard">
      <style:text-properties style:font-name="DejaVu Sans Mono" fo:font-size="12pt" officeooo:rsid="00206810" officeooo:paragraph-rsid="00206810" style:font-size-asian="12pt" style:font-size-complex="12pt"/>
    </style:style>
    <style:style style:name="P4" style:family="paragraph" style:parent-style-name="Title">
      <style:text-properties style:font-name="DejaVu Sans Mono" fo:font-size="12pt" style:font-size-asian="12pt" style:font-size-complex="12pt"/>
    </style:style>
    <style:style style:name="P5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tyle="italic" style:font-style-asian="italic" style:font-style-complex="italic"/>
    </style:style>
    <style:style style:name="T4" style:family="text">
      <style:text-properties officeooo:rsid="002068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.11 BSD on pidp11</text:p>
      <text:p text:style-name="P4">Add a new user</text:p>
      <text:p text:style-name="P2"/>
      <text:p text:style-name="P2">Login as root. Make an entry in /etc/passwd, using the special vipw version of the vi editor. <text:span text:style-name="T1">firstname</text:span> is the first name of the user, <text:span text:style-name="T1">fullname</text:span> is the full name.</text:p>
      <text:p text:style-name="P1"/>
      <text:p text:style-name="P1"><text:s text:c="3"/>vipw</text:p>
      <text:p text:style-name="P1"/>
      <text:p text:style-name="P2">I propose to use the following line:</text:p>
      <text:p text:style-name="P2"/>
      <text:p text:style-name="P2"><text:s text:c="3"/><text:span text:style-name="T1">firstname</text:span>::201:20:<text:span text:style-name="T1">fullname</text:span>:/home/<text:span text:style-name="T1">firstname</text:span>:/bin/tcsh <text:s/></text:p>
      <text:p text:style-name="P2"/>
      <text:p text:style-name="P2">Make a home directory for your user:</text:p>
      <text:p text:style-name="P2"/>
      <text:p text:style-name="P2"><text:s text:c="3"/>cd /home</text:p>
      <text:p text:style-name="P2"><text:s text:c="3"/>mkdir <text:span text:style-name="T1">firstname</text:span></text:p>
      <text:p text:style-name="P2"><text:s text:c="3"/>chown <text:span text:style-name="T1">firstname</text:span> <text:span text:style-name="T1">firstname</text:span></text:p>
      <text:p text:style-name="P2"/>
      <text:p text:style-name="P2">Copy .login and .cshrc files into the home directory of the new user:</text:p>
      <text:p text:style-name="P2"/>
      <text:p text:style-name="P2"><text:s text:c="3"/>cd /home/user</text:p>
      <text:p text:style-name="P2"><text:s text:c="3"/>cp .* <text:s/>/home/<text:span text:style-name="T1">firstname</text:span></text:p>
      <text:p text:style-name="P2"><text:s text:c="3"/>cd /home/<text:span text:style-name="T1">firstname</text:span></text:p>
      <text:p text:style-name="P2"><text:s text:c="3"/>chown <text:span text:style-name="T1">firstname</text:span> <text:s/>.*</text:p>
      <text:p text:style-name="P2"/>
      <text:p text:style-name="P2">Edit the .login file to make a <text:span text:style-name="T4">nice</text:span> prompt:</text:p>
      <text:p text:style-name="P2"/>
      <text:p text:style-name="P2"><text:s text:c="3"/>vi .login</text:p>
      <text:p text:style-name="P2"/>
      <text:p text:style-name="P2">Change the set prompt... line to:</text:p>
      <text:p text:style-name="P2"/>
      <text:p text:style-name="P2"><text:s text:c="3"/>set prompt='%n@%m:%c$ '</text:p>
      <text:p text:style-name="P2"/>
      <text:p text:style-name="P2">Logout:</text:p>
      <text:p text:style-name="P2"/>
      <text:p text:style-name="P2"><text:s text:c="3"/>logout</text:p>
      <text:p text:style-name="P2"/>
      <text:p text:style-name="P2">Login as the newly created user, then change the password with</text:p>
      <text:p text:style-name="P2"/>
      <text:p text:style-name="P2"><text:s text:c="2"/>passwd</text:p>
      <text:p text:style-name="P2"/>
      <text:p text:style-name="P3">You are all set to work as the newly created 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Noto Mono" svg:font-family="'Noto Mono'" style:font-pitch="fixed"/>
    <style:font-face style:name="DejaVu Sans" svg:font-family="'DejaVu Sans'" style:font-pitch="variable"/>
    <style:font-face style:name="Piboto" svg:font-family="Pi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4T19:19:08.003662193</dc:date>
    <meta:editing-duration>PT5M9S</meta:editing-duration>
    <meta:editing-cycles>1</meta:editing-cycles>
    <meta:document-statistic meta:table-count="0" meta:image-count="0" meta:object-count="0" meta:page-count="1" meta:paragraph-count="24" meta:word-count="129" meta:character-count="789" meta:non-whitespace-character-count="642"/>
  </office:meta>
</office:document-meta>
</file>